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Div" style:family="paragraph">
      <style:paragraph-properties style:master-page-name="Standard1" fo:margin-bottom="14.003173865199999pt" fo:text-align="left"/>
    </style:style>
    <style:style style:name="T1" style:parent-style-name="Div" style:family="text">
      <style:text-properties fo:font-weight="bold"/>
    </style:style>
    <style:style style:name="P2" style:parent-style-name="Div" style:family="paragraph">
      <style:paragraph-properties fo:margin-bottom="14.003173865199999pt" fo:text-align="left"/>
    </style:style>
    <style:style style:name="P3" style:parent-style-name="Standard" style:family="paragraph">
      <style:paragraph-properties fo:text-align="left"/>
    </style:style>
    <style:style style:name="P4" style:parent-style-name="Standard" style:family="paragraph">
      <style:paragraph-properties fo:margin-bottom="14.003173865199999pt" fo:text-align="left"/>
    </style:style>
    <style:style style:name="T2" style:parent-style-name="Standard" style:family="text">
      <style:text-properties fo:font-weight="bold"/>
    </style:style>
    <style:style style:name="T3" style:parent-style-name="Standard" style:family="text">
      <style:text-properties fo:font-style="italic"/>
    </style:style>
    <style:style style:name="P5" style:parent-style-name="Div" style:family="paragraph">
      <style:paragraph-properties fo:text-align="left"/>
    </style:style>
    <style:style style:name="T4" style:parent-style-name="Div" style:family="text">
      <style:text-properties fo:font-style="italic"/>
    </style:style>
    <style:style style:name="P6" style:family="paragraph"/>
    <style:style style:name="P7" style:parent-style-name="Div" style:family="paragraph">
      <style:paragraph-properties fo:margin-bottom="14.003173865199999pt" fo:text-align="left"/>
      <style:text-properties fo:font-family="Sans Serif" fo:font-size="12.000000000000000pt"/>
    </style:style>
  </office:automatic-styles>
  <office:body>
    <office:text>
      <text:tracked-changes/>
      <text:page-sequence>
        <text:page text:master-page-name="Standard1"/>
        <text:page text:master-page-name="Standard1"/>
        <text:page text:master-page-name="Standard1"/>
        <text:page text:master-page-name="Standard1"/>
        <text:page text:master-page-name="Standard1"/>
      </text:page-sequence>
      <text:p text:style-name="P1"><text:span text:style-name="T1">ASOR,</text:span> Aron Fyodor M.<text:s/></text:p>
      <text:p text:style-name="P2">En12- R40/ BS Management<text:s/></text:p>
      <text:p text:style-name="P2">090275/ Mrs. Sandra Nicole Roldan<text:s/></text:p>
      <text:p text:style-name="P2"><text:span text:style-name="T1">Notefile</text:span><text:s/></text:p>
      <text:p text:style-name="P2">3 Feb. 2010<text:s/></text:p>
      <table:table>
        <table:table-column/>
        <table:table-column/>
        <table:table-column/>
        <table:table-row>
          <table:table-cell rowSpan="1" columnSpan="1">
            <text:p text:style-name="P3">Source<text:s/></text:p>
          </table:table-cell>
          <table:table-cell rowSpan="1" columnSpan="1">
            <text:p text:style-name="P3">Notes<text:s/></text:p>
          </table:table-cell>
          <table:table-cell rowSpan="1" columnSpan="1">
            <text:p text:style-name="P3">Bibliography<text:s/></text:p>
          </table:table-cell>
        </table:table-row>
        <table:table-row>
          <table:table-cell rowSpan="1" columnSpan="1">
            <text:p text:style-name="P3">Anti Rape Law of 1997 (Philippines)<text:s/></text:p>
          </table:table-cell>
          <table:table-cell rowSpan="1" columnSpan="1">
            <text:p text:style-name="P4"><text:span text:style-name="T2">Article 266-A, Par. 1</text:span><text:s/>states that rape is committed by a man having lust for a woman and forcing sex upon her without her consent.<text:s/></text:p>
            <text:p text:style-name="P4"><text:span text:style-name="T2">Article 266-B, Par. 2</text:span><text:s/>states the penalties for raping. Imprisonment from 6 to 12 years<text:s/><text:span text:style-name="T3">(Imprision Mayor)</text:span> is imposed for rape alone, and imprisonment of up to 40 years<text:s/><text:span text:style-name="T3">(reclusion perpetua)<text:s/></text:span>If homicide, severe injuries were committed in addition to rape.<text:s/></text:p>
            <text:p text:style-name="P4"><text:span text:style-name="T2">Article 266-C, Par. 2<text:s/></text:span>states that the crime of rape can be forgiven if:<text:s/></text:p>
            <text:p text:style-name="P4">a. the perpetrator is the husband and the victim, the wife.<text:s/></text:p>
            <text:p text:style-name="P4">b. the marriage is legal under Philippine laws.<text:s/></text:p>
            <text:p text:style-name="P4">c. The wife forgives the husband for raping her.<text:s/></text:p>
            <text:p text:style-name="P3"><text:span text:style-name="T2">Article 266-B</text:span> states that any kind of resistance at all can be used to show that the woman doesn't want to have sex, therefore classifying the sexual attempt as rape.<text:s/></text:p>
          </table:table-cell>
          <table:table-cell rowSpan="1" columnSpan="1">
            <text:p text:style-name="P3">Anti-Rape Law of 1997. R.A. 8353. 1997. Print.<text:s/></text:p>
          </table:table-cell>
        </table:table-row>
        <table:table-row>
          <table:table-cell rowSpan="1" columnSpan="1">
            <text:p text:style-name="P3">Barriers to Reporting Sexual Assault for Women and Men: Perspectives of College Students<text:s/></text:p>
          </table:table-cell>
          <table:table-cell rowSpan="1" columnSpan="1">
            <text:p text:style-name="P3"><text:span text:style-name="T2">Table 2 on page 7<text:s/></text:span>shows that the top 3 reasons why male victims don't report to the authorities are "Shame, guilt, embarassment","Concerns about confidentiality" and "Fear of not being believed." <text:s/></text:p>
          </table:table-cell>
          <table:table-cell rowSpan="1" columnSpan="1">
            <text:p text:style-name="P3">Sable, Marjorie and Denise Mauzy. "Barriers to Reporting Sexual Assault for Women and Men: Perspectives of College Students<text:span text:style-name="T3">."</text:span> J<text:span text:style-name="T3">ournal of of American College Health</text:span>, 55.3 (2008):157-162. Print.<text:s/></text:p>
          </table:table-cell>
        </table:table-row>
        <table:table-row>
          <table:table-cell rowSpan="1" columnSpan="1">
            <text:p text:style-name="P2">Blame Toward Male Rape Victims in a Hypothetical Sexual Assault as a<text:s/></text:p>
            <text:p text:style-name="P2">Function of Victim Sexuality and Degree of Resistance<text:s/></text:p>
            <text:p text:style-name="P5"/>
          </table:table-cell>
          <table:table-cell rowSpan="1" columnSpan="1">
            <text:p text:style-name="P3">The study by<text:s/><text:span text:style-name="T2">Davies, Rogers and Bates concludes</text:span><text:s/>that both men and women tend to sympathize with a male victim and blame the perpetrator in a hypothetical rape scenario, but  men tend to choose who to blame (either the criminal or the victim) based on the victim's supposed inclination (whether he was heterosexual, queer or bisexual) and his resistance to the act. </text:p>
            <text:p text:style-name="P3"/>
            <text:p text:style-name="P3">In this research, they found out that men tend to blame a gay male rape victim if he has resisted; the opposite is true for heterosexual rape victims, wherein more blame is put on the said victim if he has not resisted. <text:s/></text:p>
          </table:table-cell>
          <table:table-cell rowSpan="1" columnSpan="1">
            <text:p text:style-name="P2"> Davies, Michelle, Paul Rogers and Jo-Anne Bates. "Blame Toward Male Rape Victims in a<text:s/></text:p>
            <text:p text:style-name="P2">Hypothetical Sexual Assault as a Function of Victim Sexuality and Degree of Resistance".<text:s/><text:span text:style-name="T4">Journal of Homosexuality</text:span>, 55.3 (2008):533-544. Print.<text:s/></text:p>
            <text:p text:style-name="P5"/>
          </table:table-cell>
        </table:table-row>
        <table:table-row>
          <table:table-cell rowSpan="1" columnSpan="1">
            <text:p text:style-name="P3">Electronic interview with Sir Boen Cabahug, Lawyer<text:s/></text:p>
          </table:table-cell>
          <table:table-cell rowSpan="1" columnSpan="1">
            <text:p text:style-name="P3">The gist of the interview are as follows:</text:p>
            <text:p text:style-name="P3"/>
            <text:p text:style-name="P3">- Rape can never be committed against a man (aka no male rape victims)</text:p>
            <text:p text:style-name="P3"/>
            <text:p text:style-name="P3">- If plain rape has been committed, he can apply for the crime of acts of lasciviousness (under Article 336 of the Revised Penal Code), if there are injuries or murder, he can apply for the crime of Physical Injuries or homicide, respectively.</text:p>
            <text:p text:style-name="P3"/>
            <text:p text:style-name="P3">- The DFA (Department of Foreign Affairs) has programs to help abused OFWs. *Note: look for such programs*<text:s/></text:p>
          </table:table-cell>
          <table:table-cell rowSpan="1" columnSpan="1">
            <text:p text:style-name="P3">Cabahug, Boen. Electronic Interview. 21 Jan. 2010. <text:s/></text:p>
          </table:table-cell>
        </table:table-row>
        <table:table-row>
          <table:table-cell rowSpan="1" columnSpan="1">
            <text:p text:style-name="P3">Sexual Assault on the College Campus: The Role of Male Peer Support<text:s/></text:p>
          </table:table-cell>
          <table:table-cell rowSpan="1" columnSpan="1">
            <text:p text:style-name="P3"><text:span text:style-name="T2">In Chapter 1, pages 23-25,</text:span> the authors<text:s/><text:span text:style-name="T2">Schwartz and DeKeseredy</text:span> reason out one prominent reason for rape cases going unreported is that victims (and peers as well) are unsure of whether what happened to them is rape or not; often victims think that they 'deserve it' for acting or dressing provocatively or it is the right of the man to obtain sex when he wants.</text:p>
            <text:p text:style-name="P3"/>
            <text:p text:style-name="P3"><text:span text:style-name="T2">Pages 45 to 50</text:span> shows the factors that drive men into raping both men and women:</text:p>
            <text:p text:style-name="P3"/>
            <text:p text:style-name="P3">The authors indicate that Society's Patriarchy and male pride side-by-side as the leading cause of rape. Male children are raised in such a way that encourages male domination over females and the tendency to deride qualities associated with females like compassion, empathy etc. Another effect of this social patriarchy is the objectification of women. An example as pointed out by the authors (found of<text:s/><text:span text:style-name="T2">page 47</text:span>) are the numerous beer commercials depicting women as commodities similar to beer and liquor. Another example is the "tit-mug" (*can't find page, must look for it*) wherein men drink beer through a cup shaped like a woman's breast.</text:p>
            <text:p text:style-name="P3"/>
            <text:p text:style-name="P3">Another reason is the "narrow concept of masculinity" as put by the authors. Due to the social patriarchy into which males are raised, they have a set, preconceived notions into how males should act: authoritative, forceful, etc. </text:p>
            <text:p text:style-name="P3"/>
            <text:p text:style-name="P3"/>
          </table:table-cell>
          <table:table-cell rowSpan="1" columnSpan="1">
            <text:p text:style-name="P3">Schwartz, Martin and Walter DeKeseredy.<text:s/><text:span text:style-name="T3">Sexual Assault on the College Campus: The Role of Male Peer Support</text:span>. New York: Sage Publications, 1997. Print.<text:s/></text:p>
          </table:table-cell>
        </table:table-row>
        <table:table-row>
          <table:table-cell rowSpan="1" columnSpan="1">
            <text:p text:style-name="P3">Same sex rape of male college students<text:s/></text:p>
          </table:table-cell>
          <table:table-cell rowSpan="1" columnSpan="1">
            <text:p text:style-name="P3">The author<text:s/><text:span text:style-name="T2">Michael Scarce<text:s/></text:span>makes some recommendations to accommodate male rape victims in society. He points out that the general population often associates rape with females; this is due to the lack of education and awareness regarding male rape. Thus, a male rape victim may not always be viewed as a rape victim by his peers. The male rape victim may also be discouraged in reporting his case because the hotlines ans support systems set up are mainly for women. </text:p>
            <text:p text:style-name="P3"/>
            <text:p text:style-name="P3">One of his points is the addition of<text:s/><text:span text:style-name="T3">Culturally Competent Sex Education Programs</text:span>. One of the problems the author sees is the one-sidedness of Sex Education: They mostly focus on heterosexual females. This leaves out the possibility of male rape in much of society, due to lack exposure of much of the population to such a form of rape. The author proposes that Sex Education be expanded to accommodate male rape and increase the awareness of the general population. </text:p>
            <text:p text:style-name="P3"/>
            <text:p text:style-name="P3"><text:span text:style-name="T3">Resources and referrals for survivors.</text:span> The author points out that schools, districts should provide support groups, hotlines, medical attention and financial aid to support these male rape victims. These resources must be made available before a male rape case gets reported, not after. </text:p>
            <text:p text:style-name="P3"/>
            <text:p text:style-name="P3"><text:span text:style-name="T3">Determine and address the legal implications of same-sex rape.</text:span> The author points out that the police are not equipped with dealing with male rape victims the same way they are with females. He also points out that the rape laws in most states in his country are gender-specific, making male rape a legal impossibility.<text:s/></text:p>
          </table:table-cell>
          <table:table-cell rowSpan="1" columnSpan="1">
            <text:p text:style-name="P3">Scarce, Michael. "Same-sex rape of male college students."<text:s/><text:span text:style-name="T3">Journal of American College Health</text:span><text:s/>45.4 (1997): 171.<text:s/><text:span text:style-name="T3">Biomedical Reference Collection: Basic</text:span>. EBSCO. Web. 16 Jan. 2010.<text:s/></text:p>
          </table:table-cell>
        </table:table-row>
      </table:table>
      <text:p text:style-name="P6"/>
      <text:p text:style-name="P3"/>
      <text:p text:style-name="P3"/>
      <text:p text:style-name="P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6.000062366000002pt"/>
      <style:text-properties fo:font-size="12.000000000000000pt"/>
    </style:default-style>
    <style:style style:name="Div" style:display-name="Div"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Li" style:display-name="Li"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Table" style:display-name="Table"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writely-toc-none" style:display-name="writely-toc-none"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pb" style:display-name="pb"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writely-toc-disc" style:display-name="writely-toc-disc"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Address" style:display-name="Address"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Standard" style:display-name="Standard"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Heading_202" style:display-name="Heading 2" style:family="paragraph">
      <style:paragraph-properties fo:background-color="#ffffff" fo:margin-bottom="4.507094422200000pt" fo:margin-left="4.507094422200000pt" fo:margin-right="4.507094422200000pt" fo:margin-top="4.507094422200000pt" style:tab-stop-distance="36.000062366000002pt"/>
      <style:text-properties fo:background-color="#ffffff" fo:color="#000000" fo:country="RU" fo:font-family="Verdana" fo:font-size="14.000000000000000pt" fo:font-style="italic" fo:font-weight="bold" fo:language="ru"/>
    </style:style>
    <style:style style:name="Blockquote" style:display-name="Blockquote" style:family="paragraph">
      <style:paragraph-properties fo:background-color="#ffffff" fo:border="1pt solid #000000" fo:margin-bottom="0.000000000000000pt" fo:margin-left="0.000000000000000pt" fo:margin-right="0.000000000000000pt" fo:margin-top="0.000000000000000pt" fo:padding-bottom="7.001586932600000pt" fo:padding-left="7.001586932600000pt" fo:padding-right="7.001586932600000pt" fo:padding-top="7.001586932600000pt" style:tab-stop-distance="36.000062366000002pt"/>
      <style:text-properties fo:background-color="#ffffff" fo:color="#000000" fo:country="RU" fo:font-family="Verdana" fo:font-size="10.000000000000000pt" fo:language="ru"/>
    </style:style>
    <style:style style:name="writely-toc-lower-roman" style:display-name="writely-toc-lower-roman"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writely-toc-upper-roman" style:display-name="writely-toc-upper-roman"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Heading_203" style:display-name="Heading 3" style:family="paragraph">
      <style:paragraph-properties fo:background-color="#ffffff" fo:margin-bottom="4.507094422200000pt" fo:margin-left="4.507094422200000pt" fo:margin-right="4.507094422200000pt" fo:margin-top="4.507094422200000pt" style:tab-stop-distance="36.000062366000002pt"/>
      <style:text-properties fo:background-color="#ffffff" fo:color="#000000" fo:country="RU" fo:font-family="Verdana" fo:font-size="12.000000000000000pt" fo:font-weight="bold" fo:language="ru"/>
    </style:style>
    <style:style style:name="Heading_204" style:display-name="Heading 4" style:family="paragraph">
      <style:paragraph-properties fo:background-color="#ffffff" fo:margin-bottom="4.507094422200000pt" fo:margin-left="4.507094422200000pt" fo:margin-right="4.507094422200000pt" fo:margin-top="4.507094422200000pt" style:tab-stop-distance="36.000062366000002pt"/>
      <style:text-properties fo:background-color="#ffffff" fo:color="#000000" fo:country="RU" fo:font-family="Verdana" fo:font-size="10.000000000000000pt" fo:font-weight="bold" fo:language="ru"/>
    </style:style>
    <style:style style:name="Heading_205" style:display-name="Heading 5" style:family="paragraph">
      <style:paragraph-properties fo:background-color="#ffffff" fo:margin-bottom="4.507094422200000pt" fo:margin-left="4.507094422200000pt" fo:margin-right="4.507094422200000pt" fo:margin-top="4.507094422200000pt" style:tab-stop-distance="36.000062366000002pt"/>
      <style:text-properties fo:background-color="#ffffff" fo:color="#000000" fo:country="RU" fo:font-family="Verdana" fo:font-size="8.000000000000000pt" fo:font-style="italic" fo:font-weight="bold" fo:language="ru"/>
    </style:style>
    <style:style style:name="Heading_206" style:display-name="Heading 6" style:family="paragraph">
      <style:paragraph-properties fo:background-color="#ffffff" fo:margin-bottom="4.507094422200000pt" fo:margin-left="4.507094422200000pt" fo:margin-right="4.507094422200000pt" fo:margin-top="4.507094422200000pt" style:tab-stop-distance="36.000062366000002pt"/>
      <style:text-properties fo:background-color="#ffffff" fo:color="#000000" fo:country="RU" fo:font-family="Verdana" fo:font-size="8.000000000000000pt" fo:font-weight="bold" fo:language="ru"/>
    </style:style>
    <style:style style:name="Select" style:display-name="Select"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writely-toc-decimal" style:display-name="writely-toc-decimal"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Tr" style:display-name="Tr" style:family="paragraph">
      <style:paragraph-properties fo:background-color="#ffffff" fo:margin-bottom="0.000000000000000pt" fo:margin-left="0.000000000000000pt" fo:margin-right="0.000000000000000pt" fo:margin-top="0.000000000000000pt" fo:text-align="left" style:tab-stop-distance="36.000062366000002pt"/>
      <style:text-properties fo:background-color="#ffffff" fo:color="#000000" fo:country="RU" fo:font-family="Verdana" fo:font-size="10.000000000000000pt" fo:language="ru"/>
    </style:style>
    <style:style style:name="writely-toc-upper-alpha" style:display-name="writely-toc-upper-alpha"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Pre" style:display-name="Pre"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Courier New" fo:font-size="10.000000000000000pt" fo:language="ru"/>
    </style:style>
    <style:style style:name="webkit-indent-blockquote" style:display-name="webkit-indent-blockquote"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writely-toc-lower-alpha" style:display-name="writely-toc-lower-alpha"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Img" style:display-name="Img"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Ol_writely-toc-subheading" style:display-name="Ol_writely-toc-subheading"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font-weight="normal" fo:language="ru"/>
    </style:style>
    <style:style style:name="Heading_201" style:display-name="Heading 1" style:family="paragraph">
      <style:paragraph-properties fo:background-color="#ffffff" fo:margin-bottom="4.507094422200000pt" fo:margin-left="4.507094422200000pt" fo:margin-right="4.507094422200000pt" fo:margin-top="4.507094422200000pt" style:tab-stop-distance="36.000062366000002pt"/>
      <style:text-properties fo:background-color="#ffffff" fo:color="#000000" fo:country="RU" fo:font-family="Verdana" fo:font-size="18.000000000000000pt" fo:font-weight="bold" fo:language="ru"/>
    </style:style>
    <style:style style:name="Option" style:display-name="Option"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Ol" style:display-name="Ol"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Ul" style:display-name="Ul" style:family="paragraph">
      <style:paragraph-properties fo:background-color="#ffffff" fo:margin-bottom="0.000000000000000pt" fo:margin-left="0.000000000000000pt" fo:margin-right="0.000000000000000pt" fo:margin-top="0.000000000000000pt" style:tab-stop-distance="36.000062366000002pt"/>
      <style:text-properties fo:background-color="#ffffff" fo:color="#000000" fo:country="RU" fo:font-family="Verdana" fo:font-size="10.000000000000000pt" fo:language="ru"/>
    </style:style>
    <style:style style:name="Default_20Paragraph_20Font" style:display-name="Default Paragraph Font" style:family="text"/>
  </office:styles>
  <office:automatic-styles>
    <style:page-layout style:name="pm1" style:page-usage="all">
      <style:page-layout-properties fo:margin-bottom="56.693011599999998pt" fo:margin-left="85.039517399999994pt" fo:margin-right="42.519758699999997pt" fo:margin-top="56.693011599999998pt" fo:page-height="841.891222259999950pt" fo:page-width="595.276621799999930pt" style:print-orientation="portrait">
    
   </style:page-layout-properties>
    </style:page-layout>
  </office:automatic-styles>
  <office:master-styles>
    <style:master-page style:name="Standard1"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0</meta:generator>
    <dc:title>notefile</dc:title>
    <meta:initial-creator>Unknown</meta:initial-creator>
    <meta:editing-cycles>0</meta:editing-cycles>
    <dc:date>2010-02-03T07:11:16</dc:date>
    <meta:creation-date>2010-02-03T07:10:21</meta:creation-date>
    <dc:creator>Aron Asor</dc:creator>
  </office:meta>
</office:document-meta>
</file>